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07e" officeooo:paragraph-rsid="001f407e"/>
    </style:style>
    <style:style style:name="P2" style:family="paragraph" style:parent-style-name="Standard">
      <style:text-properties officeooo:rsid="001f9547" officeooo:paragraph-rsid="001f9547"/>
    </style:style>
    <style:style style:name="P3" style:family="paragraph" style:parent-style-name="Standard">
      <style:text-properties officeooo:rsid="00214007" officeooo:paragraph-rsid="00214007"/>
    </style:style>
    <style:style style:name="P4" style:family="paragraph" style:parent-style-name="Standard">
      <style:text-properties officeooo:rsid="00232ea8" officeooo:paragraph-rsid="00232ea8"/>
    </style:style>
    <style:style style:name="P5" style:family="paragraph" style:parent-style-name="Standard">
      <style:text-properties officeooo:rsid="0024cb5a" officeooo:paragraph-rsid="0024cb5a"/>
    </style:style>
    <style:style style:name="P6" style:family="paragraph" style:parent-style-name="Standard">
      <style:text-properties officeooo:rsid="002665ac" officeooo:paragraph-rsid="002665ac"/>
    </style:style>
    <style:style style:name="P7" style:family="paragraph" style:parent-style-name="Standard">
      <style:text-properties officeooo:paragraph-rsid="002665ac"/>
    </style:style>
    <style:style style:name="P8" style:family="paragraph" style:parent-style-name="Standard">
      <style:text-properties officeooo:rsid="002774ff" officeooo:paragraph-rsid="002774ff"/>
    </style:style>
    <style:style style:name="P9" style:family="paragraph" style:parent-style-name="Standard">
      <style:text-properties officeooo:paragraph-rsid="002774ff"/>
    </style:style>
    <style:style style:name="P10" style:family="paragraph" style:parent-style-name="Standard">
      <style:text-properties officeooo:rsid="002a0ced" officeooo:paragraph-rsid="002a0ced"/>
    </style:style>
    <style:style style:name="P11" style:family="paragraph" style:parent-style-name="Standard">
      <style:text-properties officeooo:paragraph-rsid="002a0ced"/>
    </style:style>
    <style:style style:name="P12" style:family="paragraph" style:parent-style-name="Standard">
      <style:text-properties officeooo:rsid="002b3eab" officeooo:paragraph-rsid="002b3eab"/>
    </style:style>
    <style:style style:name="P13" style:family="paragraph" style:parent-style-name="Standard">
      <style:text-properties officeooo:rsid="002b3eab" officeooo:paragraph-rsid="003ae4a5"/>
    </style:style>
    <style:style style:name="P14" style:family="paragraph" style:parent-style-name="Standard">
      <style:text-properties officeooo:rsid="002b3eab" officeooo:paragraph-rsid="004dd239"/>
    </style:style>
    <style:style style:name="P15" style:family="paragraph" style:parent-style-name="Standard">
      <style:text-properties officeooo:rsid="002b3eab" officeooo:paragraph-rsid="006a0407"/>
    </style:style>
    <style:style style:name="P16" style:family="paragraph" style:parent-style-name="Standard">
      <style:text-properties officeooo:rsid="002b3eab" officeooo:paragraph-rsid="0078aaa6"/>
    </style:style>
    <style:style style:name="P17" style:family="paragraph" style:parent-style-name="Standard">
      <style:text-properties officeooo:rsid="002b3eab" officeooo:paragraph-rsid="008decf5"/>
    </style:style>
    <style:style style:name="P18" style:family="paragraph" style:parent-style-name="Standard">
      <style:text-properties officeooo:rsid="002ea2ce" officeooo:paragraph-rsid="002ea2ce"/>
    </style:style>
    <style:style style:name="P19" style:family="paragraph" style:parent-style-name="Standard">
      <style:text-properties officeooo:rsid="00334b1f" officeooo:paragraph-rsid="00334b1f"/>
    </style:style>
    <style:style style:name="P20" style:family="paragraph" style:parent-style-name="Standard">
      <style:text-properties officeooo:paragraph-rsid="003ae4a5"/>
    </style:style>
    <style:style style:name="P21" style:family="paragraph" style:parent-style-name="Standard">
      <style:text-properties officeooo:rsid="0076809b" officeooo:paragraph-rsid="0076809b"/>
    </style:style>
    <style:style style:name="P22" style:family="paragraph" style:parent-style-name="Standard">
      <style:text-properties officeooo:rsid="007d9656" officeooo:paragraph-rsid="007d9656"/>
    </style:style>
    <style:style style:name="P23" style:family="paragraph" style:parent-style-name="Standard">
      <style:text-properties officeooo:rsid="007e49a9" officeooo:paragraph-rsid="007e49a9"/>
    </style:style>
    <style:style style:name="P24" style:family="paragraph" style:parent-style-name="Standard">
      <style:text-properties officeooo:rsid="0083a965" officeooo:paragraph-rsid="0083a965"/>
    </style:style>
    <style:style style:name="P25" style:family="paragraph" style:parent-style-name="Standard">
      <style:text-properties officeooo:rsid="0086b353" officeooo:paragraph-rsid="0086b353"/>
    </style:style>
    <style:style style:name="P26" style:family="paragraph" style:parent-style-name="Standard">
      <style:text-properties officeooo:rsid="00882078" officeooo:paragraph-rsid="00882078"/>
    </style:style>
    <style:style style:name="P27" style:family="paragraph" style:parent-style-name="Standard">
      <style:text-properties officeooo:rsid="008d74ae" officeooo:paragraph-rsid="008d74ae"/>
    </style:style>
    <style:style style:name="P28" style:family="paragraph" style:parent-style-name="Standard">
      <style:text-properties officeooo:rsid="00979b38" officeooo:paragraph-rsid="00979b38"/>
    </style:style>
    <style:style style:name="P29" style:family="paragraph" style:parent-style-name="Preformatted_20_Text">
      <style:text-properties officeooo:rsid="001f9547" officeooo:paragraph-rsid="001f9547"/>
    </style:style>
    <style:style style:name="P30" style:family="paragraph" style:parent-style-name="Standard">
      <style:text-properties officeooo:rsid="002774ff" officeooo:paragraph-rsid="002774ff"/>
    </style:style>
    <style:style style:name="P31" style:family="paragraph" style:parent-style-name="Standard">
      <style:text-properties officeooo:rsid="001f9547" officeooo:paragraph-rsid="001f9547"/>
    </style:style>
    <style:style style:name="P32" style:family="paragraph" style:parent-style-name="Standard">
      <style:text-properties officeooo:rsid="001f407e" officeooo:paragraph-rsid="001f407e"/>
    </style:style>
    <style:style style:name="P33" style:family="paragraph" style:parent-style-name="Standard">
      <style:text-properties officeooo:rsid="009b8c8e" officeooo:paragraph-rsid="009b8c8e"/>
    </style:style>
    <style:style style:name="P34" style:family="paragraph" style:parent-style-name="Standard">
      <style:text-properties officeooo:rsid="009ba008" officeooo:paragraph-rsid="009ba008"/>
    </style:style>
    <style:style style:name="P35" style:family="paragraph" style:parent-style-name="Standard">
      <style:text-properties officeooo:rsid="002b3eab" officeooo:paragraph-rsid="004dd239"/>
    </style:style>
    <style:style style:name="P36" style:family="paragraph" style:parent-style-name="Standard">
      <style:text-properties officeooo:rsid="009bf4c9" officeooo:paragraph-rsid="009bf4c9"/>
    </style:style>
    <style:style style:name="P37" style:family="paragraph" style:parent-style-name="Standard">
      <style:text-properties officeooo:rsid="009bf4c9" officeooo:paragraph-rsid="009e2b96"/>
    </style:style>
    <style:style style:name="P38" style:family="paragraph" style:parent-style-name="Standard">
      <style:text-properties officeooo:rsid="009bf4c9" officeooo:paragraph-rsid="00a2f9cd"/>
    </style:style>
    <style:style style:name="P39" style:family="paragraph" style:parent-style-name="Standard">
      <style:text-properties officeooo:rsid="00a40e1d" officeooo:paragraph-rsid="00a40e1d"/>
    </style:style>
    <style:style style:name="P40" style:family="paragraph" style:parent-style-name="Standard">
      <style:text-properties officeooo:rsid="00a410b3" officeooo:paragraph-rsid="00a410b3"/>
    </style:style>
    <style:style style:name="T1" style:family="text">
      <style:text-properties officeooo:rsid="00232ea8"/>
    </style:style>
    <style:style style:name="T2" style:family="text">
      <style:text-properties officeooo:rsid="002665ac"/>
    </style:style>
    <style:style style:name="T3" style:family="text">
      <style:text-properties officeooo:rsid="002774ff"/>
    </style:style>
    <style:style style:name="T4" style:family="text">
      <style:text-properties officeooo:rsid="00290ed0"/>
    </style:style>
    <style:style style:name="T5" style:family="text">
      <style:text-properties officeooo:rsid="002a0ced"/>
    </style:style>
    <style:style style:name="T6" style:family="text">
      <style:text-properties officeooo:rsid="002ae9eb"/>
    </style:style>
    <style:style style:name="T7" style:family="text">
      <style:text-properties officeooo:rsid="002ca469"/>
    </style:style>
    <style:style style:name="T8" style:family="text">
      <style:text-properties officeooo:rsid="002f913d"/>
    </style:style>
    <style:style style:name="T9" style:family="text">
      <style:text-properties officeooo:rsid="00309ce5"/>
    </style:style>
    <style:style style:name="T10" style:family="text">
      <style:text-properties officeooo:rsid="0031ed92"/>
    </style:style>
    <style:style style:name="T11" style:family="text">
      <style:text-properties officeooo:rsid="00334b1f"/>
    </style:style>
    <style:style style:name="T12" style:family="text">
      <style:text-properties officeooo:rsid="0034509a"/>
    </style:style>
    <style:style style:name="T13" style:family="text">
      <style:text-properties officeooo:rsid="00362636"/>
    </style:style>
    <style:style style:name="T14" style:family="text">
      <style:text-properties officeooo:rsid="003724ba"/>
    </style:style>
    <style:style style:name="T15" style:family="text">
      <style:text-properties officeooo:rsid="0037fe3e"/>
    </style:style>
    <style:style style:name="T16" style:family="text">
      <style:text-properties officeooo:rsid="003ae4a5"/>
    </style:style>
    <style:style style:name="T17" style:family="text">
      <style:text-properties officeooo:rsid="003c04d7"/>
    </style:style>
    <style:style style:name="T18" style:family="text">
      <style:text-properties officeooo:rsid="00409678"/>
    </style:style>
    <style:style style:name="T19" style:family="text">
      <style:text-properties officeooo:rsid="0045bd3f"/>
    </style:style>
    <style:style style:name="T20" style:family="text">
      <style:text-properties officeooo:rsid="00462148"/>
    </style:style>
    <style:style style:name="T21" style:family="text">
      <style:text-properties officeooo:rsid="0047de6a"/>
    </style:style>
    <style:style style:name="T22" style:family="text">
      <style:text-properties officeooo:rsid="0097bedb"/>
    </style:style>
    <style:style style:name="T23" style:family="text">
      <style:text-properties officeooo:rsid="00982f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ed to have sqlite3 installed in Ubuntu with the following command:</text:p>
      <text:p text:style-name="P1">$ sudo apt-get install sqlite3 libsqlite3-dev</text:p>
      <text:p text:style-name="P1"/>
      <text:p text:style-name="P34">To Link PCRE during compilation do the following</text:p>
      <text:p text:style-name="P34">$ gcc regExTest.c -lpcre</text:p>
      <text:p text:style-name="P1"/>
      <text:p text:style-name="P33">Need to have PCRE libraries installed for processing regex</text:p>
      <text:p text:style-name="P33">$ sudo apt-get install libpcre3-dev</text:p>
      <text:p text:style-name="P1"/>
      <text:p text:style-name="P1">Need to compile code to use sqlite3 with the following command:</text:p>
      <text:p text:style-name="P1">$ gcc mysqlite3.c -lsqlite3</text:p>
      <text:p text:style-name="P1"/>
      <text:p text:style-name="P2">To compile multiple files:</text:p>
      <text:p text:style-name="P29">$ gcc -Wall main.c hello_fn.c -o newhello</text:p>
      <text:p text:style-name="P2"/>
      <text:p text:style-name="P3">Create Root owned database </text:p>
      <text:p text:style-name="P3">$ sudo sqlite3 pbDB.db</text:p>
      <text:p text:style-name="P3"/>
      <text:p text:style-name="P4">To run code for now</text:p>
      <text:p text:style-name="P3"><text:span text:style-name="T1">$</text:span>gcc -Wall phonebook.c pbSQLite.c -lsqlite3</text:p>
      <text:p text:style-name="P3"/>
      <text:p text:style-name="P5">Q) For prof</text:p>
      <text:p text:style-name="P5"><text:span text:style-name="T2">1. </text:span>Accept commands in <text:s/>lower case? Ex: add, del or list? </text:p>
      <text:p text:style-name="P6">2. Allow duplicate phone numbers in the database?</text:p>
      <text:p text:style-name="P6"/>
      <text:p text:style-name="P6">Hello Professor Trey,</text:p>
      <text:p text:style-name="P7"><text:span text:style-name="T2">I am using SQLite to persist all my phone book data. I have implemented </text:span><text:span text:style-name="T7">the phone book program </text:span><text:span text:style-name="T8">in C </text:span><text:span text:style-name="T2">by making the following design decisions. </text:span><text:span text:style-name="T3">Could you let me know, if you are okay with them:</text:span></text:p>
      <text:p text:style-name="P7"/>
      <text:p text:style-name="P9"><text:span text:style-name="T3">1. I don’t allow duplicate phone numbers in the database, </text:span><text:span text:style-name="T5">as they are usually unique.</text:span><text:span text:style-name="T3"> </text:span><text:span text:style-name="T10">Unformatted</text:span><text:span text:style-name="T9"> p</text:span><text:span text:style-name="T3">hone number is the primary key </text:span><text:span text:style-name="T5">of my </text:span><text:span text:style-name="T4">database </text:span><text:span text:style-name="T3">table. </text:span><text:span text:style-name="T11">Ex: (260) 111-5678 is stored as <text:s/>2601115678. </text:span><text:span text:style-name="T12">(I also store the formatted phone number i</text:span><text:span text:style-name="T18">n</text:span><text:span text:style-name="T12"> a separate column)</text:span></text:p>
      <text:p text:style-name="P8"/>
      <text:p text:style-name="P8">2. I allow duplicate person entries, <text:span text:style-name="T11">reasoning that </text:span>a person can have more that one phone number.</text:p>
      <text:p text:style-name="P8"/>
      <text:p text:style-name="P8">3. Delete by phone number deletes only one record (if phone number exists).</text:p>
      <text:p text:style-name="P9"/>
      <text:p text:style-name="P19">4. I allow DEL to accept unformatted phone number to delete any entry. <text:s/>Ex: DEL 2601115678 <text:span text:style-name="T20">(easier to use). I also allow DEL by formatted phone number </text:span><text:span text:style-name="T21">(if needed)</text:span><text:span text:style-name="T20">. </text:span></text:p>
      <text:p text:style-name="P9"/>
      <text:p text:style-name="P8"><text:span text:style-name="T14">5</text:span>. Delete by name, delete<text:span text:style-name="T5">s</text:span> all the records corresponding to that name (if name exists).</text:p>
      <text:p text:style-name="P8"/>
      <text:p text:style-name="P10"><text:span text:style-name="T14">6</text:span>. When my program is running as a root owned Set-UID program, if root does not have read/write access() permission on the database, or log files, I don’t let root make any changes to them.</text:p>
      <text:p text:style-name="P10"/>
      <text:p text:style-name="P11"><text:span text:style-name="T14">7</text:span><text:span text:style-name="T5">. </text:span><text:span text:style-name="T13">Only w</text:span><text:span text:style-name="T5">hen the program is running as </text:span><text:span text:style-name="T6">a Set-UID program, being owned by a user that has read/write access() permission on </text:span><text:span text:style-name="T7">the database, or log</text:span><text:span text:style-name="T6"> files, I let changes.</text:span></text:p>
      <text:p text:style-name="P11"/>
      <text:p text:style-name="P13"><text:soft-page-break/>I think, I got point #<text:span text:style-name="T15">6</text:span>, and #<text:span text:style-name="T15">7</text:span> interpreted correctly from the assignment document, but want to double check with you. </text:p>
      <text:p text:style-name="P13"/>
      <text:p text:style-name="P20"><text:span text:style-name="T17">Will </text:span><text:span text:style-name="T16">any of the above break my code when your test script is run against my phone book </text:span><text:span text:style-name="T19">app</text:span><text:span text:style-name="T16">?</text:span></text:p>
      <text:p text:style-name="P12"/>
      <text:p text:style-name="P18">Best regards,</text:p>
      <text:p text:style-name="P18">Sudipta Sharif</text:p>
      <text:p text:style-name="P12"/>
      <text:p text:style-name="P21">North America</text:p>
      <text:p text:style-name="P21"/>
      <text:p text:style-name="P16">123-4567 </text:p>
      <text:p text:style-name="P12">(670)123-4567 </text:p>
      <text:p text:style-name="P12">670-123-4567 </text:p>
      <text:p text:style-name="P12">1-670-123-4567 </text:p>
      <text:p text:style-name="P12">1(670)123-4567 </text:p>
      <text:p text:style-name="P12">670 123 4567 </text:p>
      <text:p text:style-name="P12">670.123.4567 </text:p>
      <text:p text:style-name="P12">1 670 123 4567 </text:p>
      <text:p text:style-name="P12">1.670.123.4567 </text:p>
      <text:p text:style-name="P12">^([\+]?[1]?[\s]?[-\.\(]?(\d{3})[-\.\)\s]?)?(\d{3})[-\.\s]?(\d{4})$</text:p>
      <text:p text:style-name="P28">^(<text:span text:style-name="T22">+\{0,1}1\{0,1}</text:span><text:span text:style-name="T23">[:blank:]\{0,1}</text:span>)$</text:p>
      <text:p text:style-name="P12">---------------------------------------------------------------------------------------------------------------------------</text:p>
      <text:p text:style-name="P22">22 22 22 22</text:p>
      <text:p text:style-name="P22">22.22.22.22</text:p>
      <text:p text:style-name="P23">45 22 22 22 22</text:p>
      <text:p text:style-name="P24">45.22.22.22.22</text:p>
      <text:p text:style-name="P24">+22 22 22 22</text:p>
      <text:p text:style-name="P24">+22.22.22.22</text:p>
      <text:p text:style-name="P22">^([\+]|45[\s\.])?[\d]{2}[\s\.]?[\d]{2}[\s\.]?[\d]{2}[\s\.]?[\d]{2}$</text:p>
      <text:p text:style-name="P12">---------------------------------------------------------------------------------------------------------------------------</text:p>
      <text:p text:style-name="P12">+2222 2222</text:p>
      <text:p text:style-name="P12">+2222 2222</text:p>
      <text:p text:style-name="P25">45 2222 2222</text:p>
      <text:p text:style-name="P26">45 2222.2222</text:p>
      <text:p text:style-name="P26"/>
      <text:p text:style-name="P12">^([\+]|45[\s\.])?[\d]{4}[\s\.]?[\d]{4}$</text:p>
      <text:p text:style-name="P12">---------------------------------------------------------------------------------------------------------------------------</text:p>
      <text:p text:style-name="P15">12345 12345 </text:p>
      <text:p text:style-name="P15">12345.12345 </text:p>
      <text:p text:style-name="P27">12345</text:p>
      <text:p text:style-name="P15">^([\d]{5}[\s\.]?)?[\d]{5}$</text:p>
      <text:p text:style-name="P15">----------------------------------------------------------------------------------------------------------------------------</text:p>
      <text:p text:style-name="P12">+32 (21) 212-2324 </text:p>
      <text:p text:style-name="P12">^[\+]?[\d]{2}[\s]{1}[\(]?[\d]{2}[\)]?[\s]{1}[\d]{3}-[\d]{4}$</text:p>
      <text:p text:style-name="P17">----------------------------------------------------------------------------------------------------------------------------</text:p>
      <text:p text:style-name="P12">011 701 111 1234</text:p>
      <text:p text:style-name="P14">011 1 703 111 1234 </text:p>
      <text:p text:style-name="P14">^[\d]{3}[\s]{1}[\d]?[\s]?[\d]{3}[\s]{1}[\d]{3}[\s]{1}[\d]{4}$</text:p>
      <text:p text:style-name="P14"/>
      <text:p text:style-name="P36"><text:soft-page-break/>Bruce Schneier</text:p>
      <text:p text:style-name="P36">Schneier, Bruce</text:p>
      <text:p text:style-name="P39">Cher</text:p>
      <text:p text:style-name="P36">^[A-Z][a-z]+([,]?[\s][A-Z][a-z]+)?$</text:p>
      <text:p text:style-name="P36">--------------------------------------------------------------------------</text:p>
      <text:p text:style-name="P36">Schneier, Bruce Wayne</text:p>
      <text:p text:style-name="P36">^[A-Z][a-z]+[,][\s][A-Z][a-z]+[\s][A-Z][a-z]+$</text:p>
      <text:p text:style-name="P37">--------------------------------------------------------------------------</text:p>
      <text:p text:style-name="P37">O’Malley, John F.</text:p>
      <text:p text:style-name="P40"/>
      <text:p text:style-name="P37">^[A-Z]['][A-Z][a-z]+[,][\s][A-Z][a-z]+[\s][A-Z][\.]$</text:p>
      <text:p text:style-name="P37"/>
      <text:p text:style-name="P38">--------------------------------------------------------------------------</text:p>
      <text:p text:style-name="P36">^[A-Z][a-z]+[\s][A-Z]['][A-Z][a-z]+-[A-Z][a-z]+$</text:p>
      <text:p text:style-name="P36">John O'Malley-Smith</text:p>
      <text:p text:style-name="P36"/>
      <text:p text:style-name="P36">NOTE FOR FINAL REPORT:</text:p>
      <text:p text:style-name="P36">1. I don’t allow leading or trailing spaces. Perhaps trim user input?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07:20:09.876809366</meta:creation-date>
    <dc:date>2021-05-05T04:07:00.302433280</dc:date>
    <meta:editing-duration>PT14H7M38S</meta:editing-duration>
    <meta:editing-cycles>110</meta:editing-cycles>
    <meta:generator>LibreOffice/6.4.7.2$Linux_X86_64 LibreOffice_project/40$Build-2</meta:generator>
    <meta:document-statistic meta:table-count="0" meta:image-count="0" meta:object-count="0" meta:page-count="3" meta:paragraph-count="83" meta:word-count="481" meta:character-count="4037" meta:non-whitespace-character-count="3618"/>
  </office:meta>
</office:document-meta>
</file>